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e47d" officeooo:paragraph-rsid="001ae47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ae47d" officeooo:paragraph-rsid="001ae47d" style:font-weight-asian="normal" style:font-weight-complex="normal"/>
    </style:style>
    <style:style style:name="T1" style:family="text">
      <style:text-properties officeooo:rsid="001c5c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</text:p>
      <text:p text:style-name="P1"/>
      <text:p text:style-name="P2">В рамках ТЗ реализовано взаимодействие с платформой по протоколу JT/T 1078.</text:p>
      <text:p text:style-name="P2"/>
      <text:p text:style-name="P2">1) Реализован Socket API сервер для принятия запросов от платформы. Его реквизиты отправляются на платформу специальным запросом 0x8103 в рамках протокола JT/T 808.</text:p>
      <text:p text:style-name="P2"/>
      <text:p text:style-name="P2">2) Реализована передача online-потока с IP-камеры на платформу по протоклу 1078 <text:span text:style-name="T1">с контролем(протоколы RTP/RTCP)</text:span>. Для этого используется запрос 0x9101.</text:p>
      <text:p text:style-name="P2"/>
      <text:p text:style-name="P2">3) Реализована работа с архивом видео по запросу от платформы. Для этого используется запрос 0x0905.</text:p>
      <text:p text:style-name="P2"/>
      <text:p text:style-name="P2">4) Так же для архива сделана выгрузка видеофайлов в формате mp4 (запрос 0x0800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22T11:23:43.906310846</meta:creation-date>
    <dc:date>2025-05-22T11:31:17.495445954</dc:date>
    <meta:editing-duration>PT7M3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6" meta:word-count="82" meta:character-count="574" meta:non-whitespace-character-count="498"/>
  </office:meta>
</office:document-meta>
</file>